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4.326cm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0.6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1.835cm"/>
    </style:style>
    <style:style style:name="gr4" style:family="graphic" style:parent-style-name="standard">
      <style:graphic-properties draw:textarea-horizontal-align="justify" draw:textarea-vertical-align="middle" draw:auto-grow-height="false" fo:min-height="2.19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1.40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xy" draw:style-name="gr1" draw:text-style-name="P1" draw:layer="layout" svg:width="4.826cm" svg:height="3.683cm" svg:x="4.81cm" svg:y="14.462cm">
          <svg:title>Proxy</svg:title>
          <text:p text:style-name="P1">proxy</text:p>
          <draw:enhanced-geometry svg:viewBox="0 0 21600 21600" draw:type="rectangle" draw:enhanced-path="M 0 0 L 21600 0 21600 21600 0 21600 0 0 Z N"/>
        </draw:custom-shape>
        <draw:custom-shape draw:name="Proxy_0" draw:style-name="gr1" draw:text-style-name="P1" draw:layer="layout" svg:width="4.826cm" svg:height="3.683cm" svg:x="12.811cm" svg:y="7.096cm">
          <svg:title>Proxy</svg:title>
          <text:p text:style-name="P1">control 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roxy_1" draw:style-name="gr1" draw:text-style-name="P1" draw:layer="layout" svg:width="4.826cm" svg:height="3.683cm" svg:x="4.81cm" svg:y="7.096cm">
          <svg:title>Proxy</svg:title>
          <text:p text:style-name="P1"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24cm" svg:height="2.794cm" svg:x="15.224cm" svg:y="4.04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" draw:text-style-name="P2" draw:layer="layout" svg:width="2.667cm" svg:height="0.762cm" svg:x="9.763cm" svg:y="8.3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0.508cm" svg:height="2.794cm" svg:x="6.969cm" svg:y="11.2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7.604cm" svg:height="1.651cm" svg:x="6.993cm" svg:y="1.762cm">
          <draw:text-box>
            <text:p>The Three Body Proble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0:04:50.540539543</meta:creation-date>
    <dc:date>2020-08-21T16:48:22.786568780</dc:date>
    <meta:editing-duration>PT11H28M5S</meta:editing-duration>
    <meta:editing-cycles>3</meta:editing-cycles>
    <meta:generator>LibreOffice/6.4.5.2$Linux_X86_64 LibreOffice_project/40$Build-2</meta:generator>
    <meta:document-statistic meta:object-count="7"/>
  </office:meta>
</office:document-meta>
</file>